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7.75cm" fo:min-width="3.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623cm"/>
    </style:style>
    <style:style style:name="gr4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2.55cm" fo:min-width="3.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88cm"/>
    </style:style>
    <style:style style:name="gr7" style:family="graphic" style:parent-style-name="standard">
      <style:graphic-properties draw:textarea-horizontal-align="justify" draw:textarea-vertical-align="middle" draw:auto-grow-height="false" fo:min-height="0.95cm" fo:min-width="4.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standard">
      <style:graphic-properties draw:textarea-horizontal-align="justify" draw:textarea-vertical-align="middle" draw:auto-grow-height="false" fo:min-height="2.95cm" fo:min-width="2.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11" style:family="graphic" style:parent-style-name="standard">
      <style:graphic-properties draw:textarea-horizontal-align="justify" draw:textarea-vertical-align="middle" draw:auto-grow-height="false" fo:min-height="2.75cm" fo:min-width="2.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5" style:family="graphic" style:parent-style-name="standard">
      <style:graphic-properties draw:textarea-horizontal-align="justify" draw:textarea-vertical-align="middle" draw:auto-grow-height="false" fo:min-height="2.55cm" fo:min-width="2.1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fill-color="#faa61a" draw:textarea-horizontal-align="justify" draw:textarea-vertical-align="middle" draw:auto-grow-height="false" fo:min-height="1.55cm" fo:min-width="2.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3.656cm"/>
    </style:style>
    <style:style style:name="gr19" style:family="graphic" style:parent-style-name="standard">
      <style:graphic-properties draw:fill-color="#faa61a" draw:textarea-horizontal-align="justify" draw:textarea-vertical-align="middle" draw:auto-grow-height="false" fo:min-height="0.75cm" fo:min-width="0.2cm"/>
    </style:style>
    <style:style style:name="gr20" style:family="graphic" style:parent-style-name="objectwithoutfill">
      <style:graphic-properties draw:stroke="dash" draw:stroke-dash="Fine_20_Dashed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23" style:family="graphic" style:parent-style-name="standard">
      <style:graphic-properties draw:textarea-horizontal-align="justify" draw:textarea-vertical-align="middle" draw:auto-grow-height="false" fo:min-height="7.15cm" fo:min-width="0.9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9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6.5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4.441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5.35cm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111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912cm"/>
    </style:style>
    <style:style style:name="gr33" style:family="graphic" style:parent-style-name="standard">
      <style:graphic-properties draw:textarea-horizontal-align="justify" draw:textarea-vertical-align="middle" draw:auto-grow-height="false" fo:min-height="2.55cm" fo:min-width="3.3cm"/>
    </style:style>
    <style:style style:name="gr34" style:family="graphic" style:parent-style-name="standard">
      <style:graphic-properties draw:textarea-horizontal-align="justify" draw:textarea-vertical-align="middle" draw:auto-grow-height="false" fo:min-height="3.75cm" fo:min-width="4.7cm"/>
    </style:style>
    <style:style style:name="pr1" style:family="presentation" style:parent-style-name="Impress1-title">
      <style:graphic-properties draw:auto-grow-height="true" fo:min-height="3.507cm"/>
    </style:style>
    <style:style style:name="pr2" style:family="presentation" style:parent-style-name="Impress1-outline1">
      <style:graphic-properties fo:min-height="11.93cm"/>
    </style:style>
    <style:style style:name="pr3" style:family="presentation" style:parent-style-name="Impress1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notes">
      <style:graphic-properties draw:fill-color="#ffffff" fo:min-height="13.364cm"/>
    </style:style>
    <style:style style:name="co1" style:family="table-column">
      <style:table-column-properties style:column-width="11.11cm" style:use-optimal-column-width="false"/>
    </style:style>
    <style:style style:name="co2" style:family="table-column">
      <style:table-column-properties style:column-width="14.191cm" style:use-optimal-column-width="false"/>
    </style:style>
    <style:style style:name="ro1" style:family="table-row">
      <style:table-row-properties style:row-height="1.361cm"/>
    </style:style>
    <style:style style:name="ro2" style:family="table-row">
      <style:table-row-properties style:row-height="1.029cm"/>
    </style:style>
    <style:style style:name="ro3" style:family="table-row">
      <style:table-row-properties style:row-height="0.972cm"/>
    </style:style>
    <style:style style:name="ro4" style:family="table-row">
      <style:table-row-properties style:row-height="1.128cm"/>
    </style:style>
    <style:style style:name="ro5" style:family="table-row">
      <style:table-row-properties style:row-height="1.05cm"/>
    </style:style>
    <style:style style:name="ce1" style:family="table-cell">
      <style:text-properties fo:font-size="16pt" fo:font-weight="bold" style:font-size-asian="16pt" style:font-weight-asian="bold" style:font-size-complex="16pt" style:font-weight-complex="bold"/>
    </style:style>
    <style:style style:name="ce2" style:family="table-cell">
      <style:text-properties fo:font-size="16pt" style:font-size-asian="16pt" style:font-size-complex="16pt"/>
    </style:style>
    <style:style style:name="ce3" style:family="table-cell">
      <style:paragraph-properties fo:text-align="center"/>
      <style:text-properties fo:font-size="16pt" fo:font-weight="bold" fo:background-color="transparent" style:font-size-asian="16pt" style:font-weight-asian="bold" style:font-size-complex="16pt" style:font-weight-complex="bold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6pt" style:font-size-asian="16pt" style:font-size-complex="16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-color="#faa61a"/>
      <style:paragraph-properties fo:text-align="center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15" style:family="paragraph">
      <style:text-properties style:font-size-asian="16pt" style:font-weight-asian="bold" style:font-size-complex="16pt" style:font-weight-complex="bold"/>
    </style:style>
    <style:style style:name="P16" style:family="paragraph">
      <style:text-properties style:font-size-asian="16pt" style:font-size-complex="16pt"/>
    </style:style>
    <style:style style:name="P17" style:family="paragraph">
      <style:paragraph-properties fo:text-align="center"/>
      <style:text-properties fo:background-color="transparent" style:font-size-asian="16pt" style:font-weight-asian="bold" style:font-size-complex="16pt" style:font-weight-complex="bold"/>
    </style:style>
    <style:style style:name="P18" style:family="paragraph">
      <style:text-properties fo:font-size="22pt" style:font-size-asian="22pt" style:font-size-complex="22pt"/>
    </style:style>
    <style:style style:name="P19" style:family="paragraph">
      <style:text-properties fo:font-size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style:style style:name="T9" style:family="text">
      <style:text-properties fo:font-size="16pt" fo:font-weight="bold" fo:background-color="transparent" style:font-size-asian="16pt" style:font-weight-asian="bold" style:font-size-complex="16pt" style:font-weight-complex="bold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color="#21409a" fo:font-size="18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INDI <text:span text:style-name="T1">Instrument-Neutral Distributed Interface</text:span></text:p>
          </draw:text-box>
        </draw:frame>
        <draw:frame presentation:style-name="pr2" draw:text-style-name="P1" draw:layer="layout" svg:width="24cm" svg:height="10.2cm" svg:x="1.8cm" svg:y="5.8cm" presentation:class="outline" presentation:user-transformed="true">
          <draw:text-box>
            <text:list text:style-name="L2">
              <text:list-item>
                <text:p><text:span text:style-name="T2">Defines a protocol to connect a GUI client to measurement/control instruments. Primarily used for astronomical work.</text:span></text:p>
              </text:list-item>
              <text:list-item>
                <text:p><text:span text:style-name="T2">The protocol reports the properties of the instrument. If the client is adaptable, it can potentially control any instrument if a driver is available.</text:span></text:p>
              </text:list-item>
              <text:list-item>
                <text:p><text:span text:style-name="T2">Similar to a word processor being able to print to any printer if a driver is available.</text:span></text:p>
              </text:list-item>
              <text:list-item>
                <text:p><text:span text:style-name="T2">My project Indiredis - to take the instrument data and set it into REDIS for a web clien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The usual case:</text:p>
          </draw:text-box>
        </draw:frame>
        <draw:custom-shape draw:style-name="gr2" draw:text-style-name="P3" draw:layer="layout" svg:width="4.2cm" svg:height="8cm" svg:x="11.6cm" svg:y="7.8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6cm" svg:height="5.873cm" svg:x="11.8cm" svg:y="8.527cm">
          <draw:text-box>
            <text:p><text:span text:style-name="T3">Indiserver (Available for Linux)</text:span></text:p>
          </draw:text-box>
        </draw:frame>
        <draw:line draw:style-name="gr4" draw:text-style-name="P5" draw:layer="layout" svg:x1="15.8cm" svg:y1="8.6cm" svg:x2="22cm" svg:y2="8.6cm">
          <text:p/>
        </draw:line>
        <draw:custom-shape draw:style-name="gr5" draw:text-style-name="P3" draw:layer="layout" svg:width="4.2cm" svg:height="2.8cm" svg:x="22.2cm" svg:y="7.6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3.8cm" svg:height="1.238cm" svg:x="22.2cm" svg:y="7.962cm">
          <draw:text-box>
            <text:p><text:span text:style-name="T3">GUI client</text:span></text:p>
          </draw:text-box>
        </draw:frame>
        <draw:custom-shape draw:style-name="gr7" draw:text-style-name="P3" draw:layer="layout" svg:width="4.6cm" svg:height="1.2cm" svg:x="5.6cm" svg:y="7.8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6.8cm" svg:y="7.8cm">
          <draw:text-box>
            <text:p><text:span text:style-name="T3">Driver</text:span></text:p>
          </draw:text-box>
        </draw:frame>
        <draw:line draw:style-name="gr4" draw:text-style-name="P5" draw:layer="layout" svg:x1="10.2cm" svg:y1="8.4cm" svg:x2="11.6cm" svg:y2="8.4cm">
          <text:p/>
        </draw:line>
        <draw:custom-shape draw:style-name="gr9" draw:text-style-name="P3" draw:layer="layout" svg:width="3.4cm" svg:height="3.2cm" svg:x="1.2cm" svg:y="6.4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1.2cm" svg:y="7.4cm">
          <draw:text-box>
            <text:p><text:span text:style-name="T4">Instrument</text:span></text:p>
          </draw:text-box>
        </draw:frame>
        <draw:line draw:style-name="gr4" draw:text-style-name="P5" draw:layer="layout" svg:x1="4.6cm" svg:y1="8.4cm" svg:x2="5.6cm" svg:y2="8.4cm">
          <text:p/>
        </draw:line>
        <draw:custom-shape draw:style-name="gr7" draw:text-style-name="P3" draw:layer="layout" svg:width="4.6cm" svg:height="1.2cm" svg:x="5.6cm" svg:y="11.2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6.8cm" svg:y="11.2cm">
          <draw:text-box>
            <text:p><text:span text:style-name="T3">Driver</text:span></text:p>
          </draw:text-box>
        </draw:frame>
        <draw:line draw:style-name="gr4" draw:text-style-name="P5" draw:layer="layout" svg:x1="10.2cm" svg:y1="11.8cm" svg:x2="11.6cm" svg:y2="11.8cm">
          <text:p/>
        </draw:line>
        <draw:custom-shape draw:style-name="gr11" draw:text-style-name="P3" draw:layer="layout" svg:width="3.4cm" svg:height="3cm" svg:x="1.2cm" svg:y="10.4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1.2cm" svg:y="11.4cm">
          <draw:text-box>
            <text:p><text:span text:style-name="T4">Instrument</text:span></text:p>
          </draw:text-box>
        </draw:frame>
        <draw:line draw:style-name="gr4" draw:text-style-name="P5" draw:layer="layout" svg:x1="4.6cm" svg:y1="11.8cm" svg:x2="5.6cm" svg:y2="11.8cm">
          <text:p/>
        </draw:line>
        <draw:custom-shape draw:style-name="gr7" draw:text-style-name="P3" draw:layer="layout" svg:width="4.6cm" svg:height="1.2cm" svg:x="5.6cm" svg:y="14.2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6.8cm" svg:y="14.2cm">
          <draw:text-box>
            <text:p><text:span text:style-name="T3">Driver</text:span></text:p>
          </draw:text-box>
        </draw:frame>
        <draw:line draw:style-name="gr4" draw:text-style-name="P5" draw:layer="layout" svg:x1="10.2cm" svg:y1="14.8cm" svg:x2="11.6cm" svg:y2="14.8cm">
          <text:p/>
        </draw:line>
        <draw:custom-shape draw:style-name="gr9" draw:text-style-name="P3" draw:layer="layout" svg:width="3.4cm" svg:height="3.2cm" svg:x="1.2cm" svg:y="14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1.2cm" svg:y="15cm">
          <draw:text-box>
            <text:p><text:span text:style-name="T4">Instrument</text:span></text:p>
          </draw:text-box>
        </draw:frame>
        <draw:line draw:style-name="gr4" draw:text-style-name="P5" draw:layer="layout" svg:x1="4.6cm" svg:y1="14.8cm" svg:x2="5.6cm" svg:y2="14.8cm">
          <text:p/>
        </draw:line>
        <draw:frame draw:style-name="gr12" draw:text-style-name="P4" draw:layer="layout" svg:width="6.6cm" svg:height="2.384cm" svg:x="5.4cm" svg:y="4.4cm">
          <draw:text-box>
            <text:p><text:span text:style-name="T3">Various drivers, written to match different instruments</text:span></text:p>
          </draw:text-box>
        </draw:frame>
        <draw:frame draw:style-name="gr12" draw:text-style-name="P4" draw:layer="layout" svg:width="4.8cm" svg:height="2.384cm" svg:x="14.4cm" svg:y="5.816cm">
          <draw:text-box>
            <text:p><text:span text:style-name="T3">IANA assigned port 7624</text:span></text:p>
          </draw:text-box>
        </draw:frame>
        <draw:frame draw:style-name="gr8" draw:text-style-name="P4" draw:layer="layout" svg:width="4.6cm" svg:height="0.962cm" svg:x="16.6cm" svg:y="9cm">
          <draw:text-box>
            <text:p><text:span text:style-name="T3">XML protocol</text:span></text:p>
          </draw:text-box>
        </draw:frame>
        <draw:frame draw:style-name="gr13" draw:text-style-name="P7" draw:layer="layout" svg:width="5.8cm" svg:height="4.517cm" svg:x="21.4cm" svg:y="11.8cm">
          <draw:text-box>
            <text:p>Many GUI client programs are available, often integrated with planetarium applications</text:p>
          </draw:text-box>
        </draw:frame>
        <draw:frame draw:style-name="gr14" draw:text-style-name="P7" draw:layer="layout" svg:width="14.4cm" svg:height="3.095cm" svg:x="5cm" svg:y="17.2cm">
          <draw:text-box>
            <text:p>Instruments are typically telescopes, guiders, dome controls, CCD cameras, weather sensors. Each with proprietary controls, connected by serial/USB/IP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ndiredis </text:p>
          </draw:text-box>
        </draw:frame>
        <draw:custom-shape draw:style-name="gr2" draw:text-style-name="P3" draw:layer="layout" svg:width="4.2cm" svg:height="8cm" svg:x="11.239cm" svg:y="6.866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3.6cm" svg:height="5.873cm" svg:x="11.439cm" svg:y="7.593cm">
          <draw:text-box>
            <text:p>Indiserver (Available for Linux)</text:p>
          </draw:text-box>
        </draw:frame>
        <draw:custom-shape draw:style-name="gr15" draw:text-style-name="P3" draw:layer="layout" svg:width="2.6cm" svg:height="2.8cm" svg:x="18.039cm" svg:y="9.666cm">
          <text:p text:style-name="P3">Redis</text:p>
          <draw:enhanced-geometry svg:viewBox="0 0 21600 21600" draw:type="rectangle" draw:enhanced-path="M 0 0 L 21600 0 21600 21600 0 21600 0 0 Z N"/>
        </draw:custom-shape>
        <draw:line draw:style-name="gr16" draw:text-style-name="P5" draw:layer="layout" svg:x1="15.439cm" svg:y1="10.466cm" svg:x2="16.039cm" svg:y2="10.466cm">
          <text:p/>
        </draw:line>
        <draw:line draw:style-name="gr4" draw:text-style-name="P5" draw:layer="layout" svg:x1="20.639cm" svg:y1="10.066cm" svg:x2="21.839cm" svg:y2="8.866cm">
          <text:p/>
        </draw:line>
        <draw:custom-shape draw:style-name="gr17" draw:text-style-name="P9" draw:layer="layout" svg:width="3cm" svg:height="1.8cm" svg:x="21.839cm" svg:y="7.466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3.8cm" svg:height="0.962cm" svg:x="21.839cm" svg:y="7.725cm">
          <draw:text-box>
            <text:p>Web app</text:p>
          </draw:text-box>
        </draw:frame>
        <draw:custom-shape draw:style-name="gr7" draw:text-style-name="P3" draw:layer="layout" svg:width="4.6cm" svg:height="1.2cm" svg:x="5.239cm" svg:y="6.866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6cm" svg:height="0.962cm" svg:x="6.439cm" svg:y="6.866cm">
          <draw:text-box>
            <text:p>Driver</text:p>
          </draw:text-box>
        </draw:frame>
        <draw:line draw:style-name="gr4" draw:text-style-name="P5" draw:layer="layout" svg:x1="9.839cm" svg:y1="7.466cm" svg:x2="11.239cm" svg:y2="7.466cm">
          <text:p/>
        </draw:line>
        <draw:custom-shape draw:style-name="gr9" draw:text-style-name="P3" draw:layer="layout" svg:width="3.4cm" svg:height="3.2cm" svg:x="0.839cm" svg:y="5.466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0.839cm" svg:y="6.466cm">
          <draw:text-box>
            <text:p><text:span text:style-name="T4">Instrument</text:span></text:p>
          </draw:text-box>
        </draw:frame>
        <draw:line draw:style-name="gr4" draw:text-style-name="P5" draw:layer="layout" svg:x1="4.239cm" svg:y1="7.466cm" svg:x2="5.239cm" svg:y2="7.466cm">
          <text:p/>
        </draw:line>
        <draw:custom-shape draw:style-name="gr7" draw:text-style-name="P3" draw:layer="layout" svg:width="4.6cm" svg:height="1.2cm" svg:x="5.239cm" svg:y="10.266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6cm" svg:height="0.962cm" svg:x="6.439cm" svg:y="10.266cm">
          <draw:text-box>
            <text:p>Driver</text:p>
          </draw:text-box>
        </draw:frame>
        <draw:line draw:style-name="gr4" draw:text-style-name="P5" draw:layer="layout" svg:x1="9.839cm" svg:y1="10.866cm" svg:x2="11.239cm" svg:y2="10.866cm">
          <text:p/>
        </draw:line>
        <draw:custom-shape draw:style-name="gr11" draw:text-style-name="P3" draw:layer="layout" svg:width="3.4cm" svg:height="3cm" svg:x="0.839cm" svg:y="9.466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0.839cm" svg:y="10.466cm">
          <draw:text-box>
            <text:p><text:span text:style-name="T4">Instrument</text:span></text:p>
          </draw:text-box>
        </draw:frame>
        <draw:line draw:style-name="gr4" draw:text-style-name="P5" draw:layer="layout" svg:x1="4.239cm" svg:y1="10.866cm" svg:x2="5.239cm" svg:y2="10.866cm">
          <text:p/>
        </draw:line>
        <draw:custom-shape draw:style-name="gr7" draw:text-style-name="P3" draw:layer="layout" svg:width="4.6cm" svg:height="1.2cm" svg:x="5.239cm" svg:y="13.266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6cm" svg:height="0.962cm" svg:x="6.439cm" svg:y="13.266cm">
          <draw:text-box>
            <text:p>Driver</text:p>
          </draw:text-box>
        </draw:frame>
        <draw:line draw:style-name="gr4" draw:text-style-name="P5" draw:layer="layout" svg:x1="9.839cm" svg:y1="13.866cm" svg:x2="11.239cm" svg:y2="13.866cm">
          <text:p/>
        </draw:line>
        <draw:custom-shape draw:style-name="gr9" draw:text-style-name="P3" draw:layer="layout" svg:width="3.4cm" svg:height="3.2cm" svg:x="0.839cm" svg:y="13.066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0.839cm" svg:y="14.066cm">
          <draw:text-box>
            <text:p><text:span text:style-name="T4">Instrument</text:span></text:p>
          </draw:text-box>
        </draw:frame>
        <draw:line draw:style-name="gr4" draw:text-style-name="P5" draw:layer="layout" svg:x1="4.239cm" svg:y1="13.866cm" svg:x2="5.239cm" svg:y2="13.866cm">
          <text:p/>
        </draw:line>
        <draw:frame draw:style-name="gr12" draw:text-style-name="P7" draw:layer="layout" svg:width="4.8cm" svg:height="2.384cm" svg:x="14.039cm" svg:y="4.882cm">
          <draw:text-box>
            <text:p>IANA assigned port 7624</text:p>
          </draw:text-box>
        </draw:frame>
        <draw:custom-shape draw:style-name="gr17" draw:text-style-name="P9" draw:layer="layout" svg:width="3cm" svg:height="1.8cm" svg:x="21.839cm" svg:y="10.066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3cm" svg:height="0.962cm" svg:x="21.839cm" svg:y="7.725cm">
          <draw:text-box>
            <text:p>Web </text:p>
          </draw:text-box>
        </draw:frame>
        <draw:frame draw:style-name="gr8" draw:text-style-name="P7" draw:layer="layout" svg:width="3.099cm" svg:height="0.962cm" svg:x="21.94cm" svg:y="10.433cm">
          <draw:text-box>
            <text:p>Web app</text:p>
          </draw:text-box>
        </draw:frame>
        <draw:custom-shape draw:style-name="gr17" draw:text-style-name="P9" draw:layer="layout" svg:width="3cm" svg:height="1.8cm" svg:x="21.839cm" svg:y="13.066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3.2cm" svg:height="0.962cm" svg:x="21.839cm" svg:y="13.466cm">
          <draw:text-box>
            <text:p>Web app</text:p>
          </draw:text-box>
        </draw:frame>
        <draw:line draw:style-name="gr4" draw:text-style-name="P5" draw:layer="layout" svg:x1="20.639cm" svg:y1="11.066cm" svg:x2="21.839cm" svg:y2="11.066cm">
          <text:p/>
        </draw:line>
        <draw:line draw:style-name="gr4" draw:text-style-name="P5" draw:layer="layout" svg:x1="20.639cm" svg:y1="11.866cm" svg:x2="21.839cm" svg:y2="13.666cm">
          <text:p/>
        </draw:line>
        <draw:frame draw:style-name="gr18" draw:text-style-name="P7" draw:layer="layout" svg:width="8.308cm" svg:height="3.906cm" svg:x="17.692cm" svg:y="1.4cm">
          <draw:text-box>
            <text:p>Web apps are event driven and multi-process and do not store state, so require a database</text:p>
          </draw:text-box>
        </draw:frame>
        <draw:custom-shape draw:style-name="gr19" draw:text-style-name="P9" draw:layer="layout" svg:width="1.4cm" svg:height="2cm" svg:x="16.039cm" svg:y="9.66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6" draw:text-style-name="P5" draw:layer="layout" svg:x1="17.439cm" svg:y1="10.466cm" svg:x2="18.039cm" svg:y2="10.466cm">
          <text:p/>
        </draw:line>
        <draw:line draw:style-name="gr20" draw:text-style-name="P5" draw:layer="layout" svg:x1="16.639cm" svg:y1="10.666cm" svg:x2="15.839cm" svg:y2="16.393cm">
          <text:p/>
        </draw:line>
        <draw:frame draw:style-name="gr21" draw:text-style-name="P7" draw:layer="layout" svg:width="7.208cm" svg:height="1.673cm" svg:x="12.039cm" svg:y="16.393cm">
          <draw:text-box>
            <text:p>Python function</text:p>
            <text:p>Indiredis.inditoredis()</text:p>
          </draw:text-box>
        </draw:frame>
        <draw:frame draw:style-name="gr22" draw:text-style-name="P7" draw:layer="layout" svg:width="5.6cm" svg:height="2cm" svg:x="21.039cm" svg:y="4.866cm">
          <draw:text-box>
            <text:p>Python module</text:p>
            <text:p>indiredis.indiwsgi</text:p>
          </draw:text-box>
        </draw:frame>
        <draw:line draw:style-name="gr20" draw:text-style-name="P5" draw:layer="layout" svg:x1="23.639cm" svg:y1="6.666cm" svg:x2="23.639cm" svg:y2="7.266cm">
          <text:p/>
        </draw:line>
        <draw:line draw:style-name="gr20" draw:text-style-name="P5" draw:layer="layout" svg:x1="19.239cm" svg:y1="4.661cm" svg:x2="19.239cm" svg:y2="9.466cm">
          <text:p/>
        </draw:line>
        <draw:frame draw:style-name="gr12" draw:text-style-name="P7" draw:layer="layout" svg:width="6cm" svg:height="2.384cm" svg:x="20.639cm" svg:y="15.466cm">
          <draw:text-box>
            <text:p>Or any GUI app written to read and write to Redis</text:p>
          </draw:text-box>
        </draw:frame>
        <draw:line draw:style-name="gr16" draw:text-style-name="P5" draw:layer="layout" svg:x1="16.039cm" svg:y1="10.866cm" svg:x2="15.439cm" svg:y2="10.866cm">
          <text:p/>
        </draw:line>
        <draw:line draw:style-name="gr16" draw:text-style-name="P5" draw:layer="layout" svg:x1="18.039cm" svg:y1="10.866cm" svg:x2="17.439cm" svg:y2="10.866cm">
          <text:p/>
        </draw:line>
        <draw:custom-shape draw:style-name="gr23" draw:text-style-name="P3" draw:layer="layout" svg:width="1.4cm" svg:height="7.4cm" svg:x="25.639cm" svg:y="7.466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4.8cm" svg:height="0.962cm" draw:transform="rotate (-1.55561196230255) translate (26.801cm 8.852cm)">
          <draw:text-box>
            <text:p>WEB SERVER</text:p>
          </draw:text-box>
        </draw:frame>
        <draw:line draw:style-name="gr16" draw:text-style-name="P5" draw:layer="layout" svg:x1="24.839cm" svg:y1="11.066cm" svg:x2="25.639cm" svg:y2="11.066cm">
          <text:p/>
        </draw:line>
        <draw:line draw:style-name="gr16" draw:text-style-name="P5" draw:layer="layout" svg:x1="24.839cm" svg:y1="13.866cm" svg:x2="25.839cm" svg:y2="13.866cm">
          <text:p/>
        </draw:line>
        <draw:line draw:style-name="gr16" draw:text-style-name="P5" draw:layer="layout" svg:x1="25.639cm" svg:y1="8.687cm" svg:x2="24.839cm" svg:y2="8.687cm">
          <text:p/>
        </draw:line>
        <draw:line draw:style-name="gr16" draw:text-style-name="P5" draw:layer="layout" svg:x1="25.639cm" svg:y1="11.395cm" svg:x2="24.839cm" svg:y2="11.395cm">
          <text:p/>
        </draw:line>
        <draw:line draw:style-name="gr16" draw:text-style-name="P5" draw:layer="layout" svg:x1="25.639cm" svg:y1="14.428cm" svg:x2="24.839cm" svg:y2="14.428cm">
          <text:p/>
        </draw:line>
        <draw:line draw:style-name="gr16" draw:text-style-name="P5" draw:layer="layout" svg:x1="24.839cm" svg:y1="8.266cm" svg:x2="25.639cm" svg:y2="8.266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ndiredis.inditoredis()</text:p>
          </draw:text-box>
        </draw:frame>
        <draw:frame presentation:style-name="pr2" draw:layer="layout" svg:width="24cm" svg:height="12.18cm" svg:x="2cm" svg:y="6cm" presentation:class="outline">
          <draw:text-box>
            <text:list text:style-name="L2">
              <text:list-item>
                <text:p>Communicate on port 7624, parse the XML and shove it into redis key – value storage.</text:p>
              </text:list-item>
              <text:list-item>
                <text:p>Devise a list of sensible keys useful to a GUI.</text:p>
              </text:list-item>
              <text:list-item>
                <text:p>Python has libraries to parse xml, and to communicate to redis, and to create web services.</text:p>
              </text:list-item>
              <text:list-item>
                <text:p>Main task to understand the XML protocol specifica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>
        <office:forms form:automatic-focus="false" form:apply-design-mode="false"/>
        <draw:frame draw:style-name="gr24" draw:text-style-name="P10" draw:layer="layout" svg:width="11.6cm" svg:height="3.2cm" svg:x="7.4cm" svg:y="4.8cm">
          <draw:text-box>
            <text:p><text:span text:style-name="T5">&lt;!ELEMENT getProperties EMPTY &gt;</text:span></text:p>
            <text:p><text:span text:style-name="T5">&lt;!ATTLIST getProperties</text:span></text:p>
            <text:p><text:span text:style-name="T5"><text:s text:c="18"/></text:span><text:span text:style-name="T5">version %nameValue; #REQUIRED</text:span></text:p>
            <text:p><text:span text:style-name="T5"><text:s text:c="18"/></text:span><text:span text:style-name="T5">device %nameValue; #IMPLIED</text:span></text:p>
            <text:p><text:span text:style-name="T5"><text:s text:c="18"/></text:span><text:span text:style-name="T5">name %nameValue; #IMPLIED&gt;</text:span></text:p>
          </draw:text-box>
        </draw:frame>
        <draw:frame draw:style-name="gr25" draw:text-style-name="P10" draw:layer="layout" svg:width="13.2cm" svg:height="6.8cm" svg:x="7.6cm" svg:y="8.2cm">
          <draw:text-box>
            <text:p><text:span text:style-name="T5">&lt;!ELEMENT defNumberVector (defNumber+) &gt;</text:span></text:p>
            <text:p><text:span text:style-name="T5">&lt;!ATTLIST defNumberVector</text:span></text:p>
            <text:p><text:span text:style-name="T5"><text:s text:c="17"/></text:span><text:span text:style-name="T5">device %nameValue; #REQUIRED</text:span></text:p>
            <text:p><text:span text:style-name="T5"><text:s text:c="17"/></text:span><text:span text:style-name="T5">name %nameValue; #REQUIRED</text:span></text:p>
            <text:p><text:span text:style-name="T5"><text:s text:c="17"/></text:span><text:span text:style-name="T5">label %labelValue; #IMPLIED</text:span></text:p>
            <text:p><text:span text:style-name="T5"><text:s text:c="17"/></text:span><text:span text:style-name="T5">group %groupTag; #IMPLIED</text:span></text:p>
            <text:p><text:span text:style-name="T5"><text:s text:c="17"/></text:span><text:span text:style-name="T5">state %propertyState; #REQUIRED</text:span></text:p>
            <text:p><text:span text:style-name="T5"><text:s text:c="17"/></text:span><text:span text:style-name="T5">perm %propertyPerm; #REQUIRED</text:span></text:p>
            <text:p><text:span text:style-name="T5"><text:s text:c="17"/></text:span><text:span text:style-name="T5">timeout %numberValue; #IMPLIED</text:span></text:p>
            <text:p><text:span text:style-name="T5"><text:s text:c="17"/></text:span><text:span text:style-name="T5">timestamp %timeValue #IMPLIED</text:span></text:p>
            <text:p><text:span text:style-name="T5"><text:s text:c="17"/></text:span><text:span text:style-name="T5">message %textValue #IMPLIED&gt;</text:span></text:p>
          </draw:text-box>
        </draw:frame>
        <draw:frame draw:style-name="gr26" draw:text-style-name="P10" draw:layer="layout" svg:width="11.8cm" svg:height="4.691cm" svg:x="8.2cm" svg:y="15cm">
          <draw:text-box>
            <text:p><text:span text:style-name="T5">&lt;!ELEMENT defNumber %numberValue &gt;</text:span></text:p>
            <text:p><text:span text:style-name="T5">&lt;!ATTLIST defNumber</text:span></text:p>
            <text:p><text:span text:style-name="T5"><text:s text:c="18"/></text:span><text:span text:style-name="T5">name %nameValue; #REQUIRED</text:span></text:p>
            <text:p><text:span text:style-name="T5"><text:s text:c="18"/></text:span><text:span text:style-name="T5">label %labelValue; #IMPLIED</text:span></text:p>
            <text:p><text:span text:style-name="T5"><text:s text:c="18"/></text:span><text:span text:style-name="T5">format %numberFormat; #REQUIRED</text:span></text:p>
            <text:p><text:span text:style-name="T5"><text:s text:c="18"/></text:span><text:span text:style-name="T5">min %numberValue; #REQUIRED</text:span></text:p>
            <text:p><text:span text:style-name="T5"><text:s text:c="18"/></text:span><text:span text:style-name="T5">max %numberValue; #REQUIRED</text:span></text:p>
            <text:p><text:span text:style-name="T5"><text:s text:c="17"/></text:span><text:span text:style-name="T5">step %numberValue; #REQUIRED&gt;</text:span></text:p>
          </draw:text-box>
        </draw:frame>
        <draw:frame draw:style-name="gr27" draw:text-style-name="P11" draw:layer="layout" svg:width="22cm" svg:height="1.987cm" svg:x="2.6cm" svg:y="1.4cm">
          <draw:text-box>
            <text:p><text:span text:style-name="T6">Sample from the Indi white paper describing the protoco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>
        <office:forms form:automatic-focus="false" form:apply-design-mode="false"/>
        <draw:frame draw:style-name="gr28" draw:text-style-name="P7" draw:layer="layout" svg:width="26.2cm" svg:height="5.6cm" svg:x="1cm" svg:y="11.8cm">
          <draw:text-box>
            <text:p>End result is any format of data can be transmitted between the instrument and the client.</text:p>
            <text:p/>
            <text:p>Work so far – all vectors largely implemented except Blobs,</text:p>
            <text:p><text:s text:c="22"/>Numbers working but some odd cases not yet done,</text:p>
            <text:p><text:s text:c="28"/>i.e. Write only numbers</text:p>
            <text:p><text:s text:c="22"/>Working with simulated instruments, but not yet <text:s/>with real instruments.</text:p>
          </draw:text-box>
        </draw:frame>
        <draw:frame draw:style-name="gr29" draw:text-style-name="P13" draw:layer="layout" svg:width="5cm" svg:height="7.361cm" svg:x="3cm" svg:y="4.2cm">
          <draw:text-box>
            <text:p text:style-name="P12">NumberVector</text:p>
            <text:p text:style-name="P12"/>
            <text:p text:style-name="P12">TextVector</text:p>
            <text:p text:style-name="P12"/>
            <text:p text:style-name="P12">SwitchVector</text:p>
            <text:p text:style-name="P12"/>
            <text:p text:style-name="P12">LightVector</text:p>
            <text:p text:style-name="P12"/>
            <text:p text:style-name="P12">BlobVector</text:p>
            <text:p/>
          </draw:text-box>
        </draw:frame>
        <draw:frame draw:style-name="gr30" draw:text-style-name="P7" draw:layer="layout" svg:width="15cm" svg:height="3.806cm" svg:x="11.6cm" svg:y="4.4cm">
          <draw:text-box>
            <text:p>Each with XML tags and attributes to define the property and its elements (from the driver), set an element (from client), delete a property, update an element.</text:p>
          </draw:text-box>
        </draw:frame>
        <draw:frame draw:style-name="gr27" draw:text-style-name="P11" draw:layer="layout" svg:width="22.4cm" svg:height="1.987cm" svg:x="3.2cm" svg:y="1cm">
          <draw:text-box>
            <text:p><text:span text:style-name="T6">Property vectors – each containing a number of elemen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>
        <office:forms form:automatic-focus="false" form:apply-design-mode="false"/>
        <draw:frame draw:style-name="gr31" draw:text-style-name="P14" draw:layer="layout" svg:width="12cm" svg:height="1.195cm" svg:x="2.2cm" svg:y="1cm">
          <draw:text-box>
            <text:p><text:span text:style-name="T7">REDIS KEYS</text:span></text:p>
          </draw:text-box>
        </draw:frame>
        <draw:frame draw:style-name="gr32" draw:text-style-name="P7" draw:layer="layout" svg:width="17.6cm" svg:height="1.162cm" svg:x="9cm" svg:y="2.238cm">
          <draw:text-box>
            <text:p>Note : A prefix string can be specified and added to all keys.</text:p>
          </draw:text-box>
        </draw:frame>
        <draw:frame draw:style-name="standard" draw:layer="layout" svg:width="25.3cm" svg:height="13.429cm" svg:x="1.599cm" svg:y="3.94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5"><text:span text:style-name="T8">Keys</text:span></text:p>
              </table:table-cell>
              <table:table-cell>
                <text:p text:style-name="P15"><text:span text:style-name="T8">Stored values</text:span></text:p>
              </table:table-cell>
            </table:table-row>
            <table:table-row table:style-name="ro2" table:default-cell-style-name="ce2">
              <table:table-cell>
                <text:p text:style-name="P16"><text:span text:style-name="T4">devices</text:span></text:p>
              </table:table-cell>
              <table:table-cell>
                <text:p text:style-name="P16"><text:span text:style-name="T4">A set of device names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4">properties:&lt;devicename&gt;</text:span></text:p>
              </table:table-cell>
              <table:table-cell>
                <text:p text:style-name="P16"><text:span text:style-name="T4">Sets of property names, one key for each device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4">attributes:&lt;propertyname&gt;:&lt;devicename&gt;</text:span></text:p>
              </table:table-cell>
              <table:table-cell>
                <text:p text:style-name="P16"><text:span text:style-name="T4">Hash table of attributes:values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4">messages</text:span></text:p>
              </table:table-cell>
              <table:table-cell>
                <text:p text:style-name="P16"><text:span text:style-name="T4">String of "Timestamp space message"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4">devicemessages:&lt;devicename&gt;</text:span></text:p>
              </table:table-cell>
              <table:table-cell>
                <text:p text:style-name="P16"><text:span text:style-name="T4">String of "Timestamp space message"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4">elements:&lt;propertyname&gt;:&lt;devicename&gt;</text:span></text:p>
              </table:table-cell>
              <table:table-cell>
                <text:p text:style-name="P16"><text:span text:style-name="T4">Set of element names for the device property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4">elementattributes:&lt;elementname&gt;:</text:span></text:p>
                <text:p text:style-name="P16"><text:span text:style-name="T4"><text:s text:c="16"/></text:span><text:span text:style-name="T4">&lt;propertyname&gt;:&lt;devicename&gt;</text:span></text:p>
              </table:table-cell>
              <table:table-cell>
                <text:p text:style-name="P16"><text:span text:style-name="T4">Hash table of attributes:values for the element</text:span></text:p>
              </table:table-cell>
            </table:table-row>
            <table:table-row table:style-name="ro4" table:default-cell-style-name="ce3">
              <table:table-cell table:number-columns-spanned="2">
                <text:p text:style-name="P17"><text:span text:style-name="T9">Logdata keys store a history of the above as a list of received Timestamp and JSON string</text:span></text:p>
              </table:table-cell>
              <table:covered-table-cell/>
            </table:table-row>
            <table:table-row table:style-name="ro5" table:default-cell-style-name="ce2">
              <table:table-cell>
                <text:p text:style-name="P16"><text:span text:style-name="T4">logdata:devices</text:span></text:p>
              </table:table-cell>
              <table:table-cell>
                <text:p text:style-name="P16"><text:span text:style-name="T4">list of "Timestamp space JSON string of device list"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4">logdata:properties:&lt;devicename&gt;</text:span></text:p>
              </table:table-cell>
              <table:table-cell>
                <text:p text:style-name="P16"><text:span text:style-name="T4">list of "Timestamp space JSON string of property list”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4">logdata:attributes:&lt;propertyname&gt;:</text:span></text:p>
                <text:p text:style-name="P16"><text:span text:style-name="T4"><text:s text:c="42"/></text:span><text:span text:style-name="T4">&lt;devicename&gt;</text:span></text:p>
              </table:table-cell>
              <table:table-cell>
                <text:p text:style-name="P16"><text:span text:style-name="T4">List of Timestamp space JSON string of an attribute object for the given property and device”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" draw:text-style-name="P7" draw:layer="layout" svg:width="17cm" svg:height="0.962cm" svg:x="1.6cm" svg:y="17.6cm">
          <draw:text-box>
            <text:p>Etc., - a matching logdata key for each of the above.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MQTT </text:p>
          </draw:text-box>
        </draw:frame>
        <draw:custom-shape draw:style-name="gr2" draw:text-style-name="P3" draw:layer="layout" svg:width="4.2cm" svg:height="8cm" svg:x="7.102cm" svg:y="5.522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3.6cm" svg:height="5.873cm" svg:x="7.302cm" svg:y="6.249cm">
          <draw:text-box>
            <text:p>Indiserver (Available for Linux)</text:p>
          </draw:text-box>
        </draw:frame>
        <draw:custom-shape draw:style-name="gr33" draw:text-style-name="P3" draw:layer="layout" svg:width="3.8cm" svg:height="2.8cm" svg:x="16.902cm" svg:y="8.322cm">
          <text:p text:style-name="P3">Redis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20.702cm" svg:y1="8.722cm" svg:x2="21.902cm" svg:y2="7.522cm">
          <text:p/>
        </draw:line>
        <draw:custom-shape draw:style-name="gr7" draw:text-style-name="P3" draw:layer="layout" svg:width="4.6cm" svg:height="1.2cm" svg:x="1.102cm" svg:y="5.52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6cm" svg:height="0.962cm" svg:x="2.302cm" svg:y="5.522cm">
          <draw:text-box>
            <text:p>Driver</text:p>
          </draw:text-box>
        </draw:frame>
        <draw:line draw:style-name="gr4" draw:text-style-name="P5" draw:layer="layout" svg:x1="5.702cm" svg:y1="6.122cm" svg:x2="7.102cm" svg:y2="6.122cm">
          <text:p/>
        </draw:line>
        <draw:custom-shape draw:style-name="gr7" draw:text-style-name="P3" draw:layer="layout" svg:width="4.6cm" svg:height="1.2cm" svg:x="1.102cm" svg:y="8.92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6cm" svg:height="0.962cm" svg:x="2.302cm" svg:y="8.922cm">
          <draw:text-box>
            <text:p>Driver</text:p>
          </draw:text-box>
        </draw:frame>
        <draw:line draw:style-name="gr4" draw:text-style-name="P5" draw:layer="layout" svg:x1="5.702cm" svg:y1="9.522cm" svg:x2="7.102cm" svg:y2="9.522cm">
          <text:p/>
        </draw:line>
        <draw:custom-shape draw:style-name="gr7" draw:text-style-name="P3" draw:layer="layout" svg:width="4.6cm" svg:height="1.2cm" svg:x="1.102cm" svg:y="11.92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6cm" svg:height="0.962cm" svg:x="2.302cm" svg:y="11.922cm">
          <draw:text-box>
            <text:p>Driver</text:p>
          </draw:text-box>
        </draw:frame>
        <draw:line draw:style-name="gr4" draw:text-style-name="P5" draw:layer="layout" svg:x1="5.702cm" svg:y1="12.522cm" svg:x2="7.102cm" svg:y2="12.522cm">
          <text:p/>
        </draw:line>
        <draw:line draw:style-name="gr4" draw:text-style-name="P5" draw:layer="layout" svg:x1="20.702cm" svg:y1="9.722cm" svg:x2="21.902cm" svg:y2="9.722cm">
          <text:p/>
        </draw:line>
        <draw:line draw:style-name="gr4" draw:text-style-name="P5" draw:layer="layout" svg:x1="20.702cm" svg:y1="10.522cm" svg:x2="21.902cm" svg:y2="12.322cm">
          <text:p/>
        </draw:line>
        <draw:custom-shape draw:style-name="gr34" draw:text-style-name="P3" draw:layer="layout" svg:width="5.2cm" svg:height="4cm" svg:x="11.902cm" svg:y="3.922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3.502cm" svg:y1="9.322cm" svg:x2="13.502cm" svg:y2="7.922cm">
          <text:p/>
        </draw:line>
        <draw:frame draw:style-name="gr21" draw:text-style-name="P7" draw:layer="layout" svg:width="3.4cm" svg:height="1.673cm" svg:x="12.902cm" svg:y="4.722cm">
          <draw:text-box>
            <text:p>MQTT Server</text:p>
          </draw:text-box>
        </draw:frame>
        <draw:frame draw:style-name="gr21" draw:text-style-name="P7" draw:layer="layout" svg:width="13.8cm" svg:height="1.673cm" svg:x="10cm" svg:y="0.836cm">
          <draw:text-box>
            <text:p>Included functions to transmit XML data</text:p>
            <text:p>Via an MQTT server.</text:p>
          </draw:text-box>
        </draw:frame>
        <draw:line draw:style-name="gr4" draw:text-style-name="P5" draw:layer="layout" svg:x1="11.302cm" svg:y1="10.322cm" svg:x2="12.902cm" svg:y2="10.322cm">
          <text:p/>
        </draw:line>
        <draw:custom-shape draw:style-name="gr19" draw:text-style-name="P9" draw:layer="layout" svg:width="1.4cm" svg:height="2cm" svg:x="12.902cm" svg:y="9.3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0" draw:text-style-name="P5" draw:layer="layout" svg:x1="13.502cm" svg:y1="10.522cm" svg:x2="11.302cm" svg:y2="16.122cm">
          <text:p/>
        </draw:line>
        <draw:custom-shape draw:style-name="gr19" draw:text-style-name="P9" draw:layer="layout" svg:width="1.4cm" svg:height="2cm" svg:x="14.4cm" svg:y="9.3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5" draw:layer="layout" svg:x1="15.8cm" svg:y1="10.322cm" svg:x2="16.902cm" svg:y2="10.322cm">
          <text:p/>
        </draw:line>
        <draw:line draw:style-name="gr20" draw:text-style-name="P5" draw:layer="layout" svg:x1="15.502cm" svg:y1="10.322cm" svg:x2="17.102cm" svg:y2="15.922cm">
          <text:p/>
        </draw:line>
        <draw:line draw:style-name="gr4" draw:text-style-name="P5" draw:layer="layout" svg:x1="15cm" svg:y1="7.922cm" svg:x2="15cm" svg:y2="9.322cm">
          <text:p/>
        </draw:line>
        <draw:frame draw:style-name="gr12" draw:text-style-name="P7" draw:layer="layout" svg:width="7.4cm" svg:height="2.384cm" svg:x="6.702cm" svg:y="16.122cm">
          <draw:text-box>
            <text:p>Python function</text:p>
            <text:p>Indiredis.inditomqtt()</text:p>
          </draw:text-box>
        </draw:frame>
        <draw:frame draw:style-name="gr12" draw:text-style-name="P7" draw:layer="layout" svg:width="7.4cm" svg:height="2.384cm" svg:x="16.902cm" svg:y="16.122cm">
          <draw:text-box>
            <text:p>Python function</text:p>
            <text:p>Indiredis.mqtttoredis()</text:p>
          </draw:text-box>
        </draw:frame>
        <draw:custom-shape draw:style-name="gr17" draw:text-style-name="P9" draw:layer="layout" svg:width="3cm" svg:height="1.8cm" svg:x="21.839cm" svg:y="6.6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3.8cm" svg:height="0.962cm" svg:x="21.839cm" svg:y="6.859cm">
          <draw:text-box>
            <text:p>Web app</text:p>
          </draw:text-box>
        </draw:frame>
        <draw:custom-shape draw:style-name="gr17" draw:text-style-name="P9" draw:layer="layout" svg:width="3cm" svg:height="1.8cm" svg:x="21.839cm" svg:y="9.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3cm" svg:height="0.962cm" svg:x="21.839cm" svg:y="6.859cm">
          <draw:text-box>
            <text:p>Web </text:p>
          </draw:text-box>
        </draw:frame>
        <draw:frame draw:style-name="gr8" draw:text-style-name="P7" draw:layer="layout" svg:width="3.099cm" svg:height="0.962cm" svg:x="21.94cm" svg:y="9.567cm">
          <draw:text-box>
            <text:p>Web app</text:p>
          </draw:text-box>
        </draw:frame>
        <draw:custom-shape draw:style-name="gr17" draw:text-style-name="P9" draw:layer="layout" svg:width="3cm" svg:height="1.8cm" svg:x="21.839cm" svg:y="12.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3.2cm" svg:height="0.962cm" svg:x="21.839cm" svg:y="12.6cm">
          <draw:text-box>
            <text:p>Web app</text:p>
          </draw:text-box>
        </draw:frame>
        <draw:custom-shape draw:style-name="gr23" draw:text-style-name="P3" draw:layer="layout" svg:width="1.4cm" svg:height="7.4cm" svg:x="25.639cm" svg:y="6.6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4.8cm" svg:height="0.962cm" draw:transform="rotate (-1.55561196230255) translate (26.801cm 7.986cm)">
          <draw:text-box>
            <text:p>WEB SERVER</text:p>
          </draw:text-box>
        </draw:frame>
        <draw:line draw:style-name="gr16" draw:text-style-name="P5" draw:layer="layout" svg:x1="24.839cm" svg:y1="10.2cm" svg:x2="25.639cm" svg:y2="10.2cm">
          <text:p/>
        </draw:line>
        <draw:line draw:style-name="gr16" draw:text-style-name="P5" draw:layer="layout" svg:x1="24.839cm" svg:y1="13cm" svg:x2="25.839cm" svg:y2="13cm">
          <text:p/>
        </draw:line>
        <draw:line draw:style-name="gr16" draw:text-style-name="P5" draw:layer="layout" svg:x1="25.639cm" svg:y1="7.821cm" svg:x2="24.839cm" svg:y2="7.821cm">
          <text:p/>
        </draw:line>
        <draw:line draw:style-name="gr16" draw:text-style-name="P5" draw:layer="layout" svg:x1="25.639cm" svg:y1="10.529cm" svg:x2="24.839cm" svg:y2="10.529cm">
          <text:p/>
        </draw:line>
        <draw:line draw:style-name="gr16" draw:text-style-name="P5" draw:layer="layout" svg:x1="25.639cm" svg:y1="13.562cm" svg:x2="24.839cm" svg:y2="13.562cm">
          <text:p/>
        </draw:line>
        <draw:line draw:style-name="gr16" draw:text-style-name="P5" draw:layer="layout" svg:x1="24.839cm" svg:y1="7.4cm" svg:x2="25.639cm" svg:y2="7.4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ndiredis.indiwsgi</text:p>
          </draw:text-box>
        </draw:frame>
        <draw:frame presentation:style-name="pr2" draw:text-style-name="P18" draw:layer="layout" svg:width="24cm" svg:height="10.4cm" svg:x="2cm" svg:y="6cm" presentation:class="outline" presentation:user-transformed="true">
          <draw:text-box>
            <text:list text:style-name="L2">
              <text:list-item>
                <text:p><text:span text:style-name="T10">Web application, served by any wsgi web server.</text:span></text:p>
              </text:list-item>
              <text:list-item>
                <text:p><text:span text:style-name="T10">Reads and writes data to redis keys created by inditoredis.</text:span></text:p>
              </text:list-item>
              <text:list-item>
                <text:p><text:span text:style-name="T10">Very general application, knows nothing about the attached instruments, but ‘learns’ and displays properties from the data stored in redis.</text:span></text:p>
              </text:list-item>
              <text:list-item>
                <text:p><text:span text:style-name="T10">Precursor to ‘better looking’ web applications that have some knowledge of the attached instruments.</text:span></text:p>
              </text:list-item>
              <text:list-item>
                <text:p><text:span text:style-name="T10">Useful as a general client when writing driver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ndiredis.tools</text:p>
          </draw:text-box>
        </draw:frame>
        <draw:frame presentation:style-name="pr2" draw:text-style-name="P18" draw:layer="layout" svg:width="24cm" svg:height="10.4cm" svg:x="2cm" svg:y="6cm" presentation:class="outline" presentation:user-transformed="true">
          <draw:text-box>
            <text:list text:style-name="L2">
              <text:list-item>
                <text:p><text:span text:style-name="T10">A set of Python functions which read, and publish to the redis server.</text:span></text:p>
              </text:list-item>
              <text:list-item>
                <text:p><text:span text:style-name="T10">Useful when creating a Python client GUI.</text:span></text:p>
              </text:list-item>
              <text:list-item>
                <text:p><text:span text:style-name="T10">Functions are provided which open a redis connection, and return lists of devices, properties, elements etc.,</text:span></text:p>
              </text:list-item>
              <text:list-item>
                <text:p><text:span text:style-name="T10">Further functions create xml elements and publish them which transmits the values on to indiserver and hence the attached instrument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References</text:p>
          </draw:text-box>
        </draw:frame>
        <draw:frame presentation:style-name="pr2" draw:text-style-name="P19" draw:layer="layout" svg:width="24cm" svg:height="12.18cm" svg:x="2cm" svg:y="6cm" presentation:class="outline" presentation:user-transformed="true">
          <draw:text-box>
            <text:list text:style-name="L2">
              <text:list-item>
                <text:p><text:span text:style-name="T11"><text:a xlink:href="http://www.clearskyinstitute.com/INDI/INDI.pdf" xlink:type="simple">http://www.clearskyinstitute.com/INDI/INDI.pdf</text:a></text:span></text:p>
              </text:list-item>
              <text:list-item>
                <text:p><text:span text:style-name="T11"><text:a xlink:href="https://github.com/bernie-skipole/indi" xlink:type="simple">https://github.com/bernie-skipole/indi</text:a></text:span></text:p>
              </text:list-item>
              <text:list-item>
                <text:p><text:span text:style-name="T11">https://indiredis.readthedocs.io</text:span></text:p>
              </text:list-item>
              <text:list-item>
                <text:p><text:span text:style-name="T11"><text:a xlink:href="https://indilib.org/" xlink:type="simple">https://indilib.org/</text:a></text:span></text:p>
              </text:list-item>
              <text:list-item>
                <text:p><text:span text:style-name="T11"><text:a xlink:href="https://github.com/indilib/indi/releases" xlink:type="simple">https://github.com/indilib/indi/releases</text:a></text:span></text:p>
              </text:list-item>
              <text:list-item>
                <text:p><text:span text:style-name="T11"><text:a xlink:href="https://packages.debian.org/buster/indi-bin" xlink:type="simple">https://packages.debian.org/buster/indi-bin</text:a></text:span></text:p>
              </text:list-item>
              <text:list-item>
                <text:p><text:span text:style-name="T11"><text:a xlink:href="https://en.wikipedia.org/wiki/Instrument_Neutral_Distributed_Interface" xlink:type="simple">https://en.wikipedia.org/wiki/Instrument_Neutral_Distributed_Interface</text:a></text:span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1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1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03T15:24:19.725330738</meta:creation-date>
    <meta:editing-duration>PT2H45M5S</meta:editing-duration>
    <meta:editing-cycles>33</meta:editing-cycles>
    <meta:generator>LibreOffice/6.0.7.3$Linux_X86_64 LibreOffice_project/00m0$Build-3</meta:generator>
    <dc:title>Impress</dc:title>
    <dc:date>2020-10-04T17:15:38.247871491</dc:date>
    <meta:print-date>2020-09-06T11:22:11.946589933</meta:print-date>
    <meta:document-statistic meta:object-count="204"/>
  </office:meta>
</office:document-meta>
</file>